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dgeCas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pty_Co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Large_Number</text:p>
          </table:table-cell>
          <table:table-cell office:value-type="string" calcext:value-type="string">
            <text:p>Small_Number</text:p>
          </table:table-cell>
          <table:table-cell office:value-type="string" calcext:value-type="string">
            <text:p>Special_Char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ixed_Types</text:p>
          </table:table-cell>
        </table:table-row>
        <table:table-row table:style-name="ro1">
          <table:table-cell/>
          <table:table-cell office:value-type="string" calcext:value-type="string">
            <text:p>αβγ</text:p>
          </table:table-cell>
          <table:table-cell office:value-type="float" office:value="1000000000000000" calcext:value-type="float">
            <text:p>1000000000000000</text:p>
          </table:table-cell>
          <table:table-cell office:value-type="float" office:value="1E-015" calcext:value-type="float">
            <text:p>0</text:p>
          </table:table-cell>
          <table:table-cell office:value-type="string" calcext:value-type="string">
            <text:p>a,b;c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こんにちは</text:p>
          </table:table-cell>
          <table:table-cell office:value-type="float" office:value="-1000000000000000" calcext:value-type="float">
            <text:p>-1000000000000000</text:p>
          </table:table-cell>
          <table:table-cell office:value-type="float" office:value="-1E-015" calcext:value-type="float">
            <text:p>0</text:p>
          </table:table-cell>
          <table:table-cell office:value-type="string" calcext:value-type="string">
            <text:p>"quoted"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/>
          <table:table-cell office:value-type="string" calcext:value-type="string">
            <text:p>🚀✨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1</text:p>
            <text:p>Line2</text:p>
            <text:p/>
            <text:p/>
            <text:p/>
            <text:p/>
            <text:p/>
            <text:p/>
            <text:p>Jh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ng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02:09:14.639734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creation-date>2025-08-14T01:32:03.868</meta:creation-date>
    <dc:date>2025-08-14T02:11:03.552498826</dc:date>
    <meta:editing-duration>PT34M29S</meta:editing-duration>
    <meta:editing-cycles>11</meta:editing-cycles>
    <meta:document-statistic meta:table-count="1" meta:cell-count="27" meta:object-count="0"/>
  </office:meta>
</office:document-meta>
</file>